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HAY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formula="of:=[.C2]+[.D2]+[.E2]+[.F2]+[.G2]" office:value-type="float" office:value="423" calcext:value-type="float">
            <text:p>423</text:p>
          </table:table-cell>
          <table:table-cell table:formula="of:=[.H2]/500*100"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JUN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formula="of:=[.C3]+[.D3]+[.E3]+[.F3]+[.G3]" office:value-type="float" office:value="396" calcext:value-type="float">
            <text:p>396</text:p>
          </table:table-cell>
          <table:table-cell table:formula="of:=[.H3]/500*100"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USMAYA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formula="of:=[.C4]+[.D4]+[.E4]+[.F4]+[.G4]" office:value-type="float" office:value="407" calcext:value-type="float">
            <text:p>407</text:p>
          </table:table-cell>
          <table:table-cell table:formula="of:=[.H4]/500*100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RISHNA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[.C5]+[.D5]+[.E5]+[.F5]+[.G5]" office:value-type="float" office:value="470" calcext:value-type="float">
            <text:p>470</text:p>
          </table:table-cell>
          <table:table-cell table:formula="of:=[.H5]/500*100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ISHNA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formula="of:=[.C6]+[.D6]+[.E6]+[.F6]+[.G6]" office:value-type="float" office:value="415" calcext:value-type="float">
            <text:p>415</text:p>
          </table:table-cell>
          <table:table-cell table:formula="of:=[.H6]/500*100"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1:25.266483457</meta:creation-date>
    <dc:date>2020-02-17T19:59:32.481705206</dc:date>
    <meta:editing-duration>PT3M41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